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minth/maxth for RED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In ns-2, it calculates 'targetqueue' based on the 'targetdelay' and bottleneck link bandwidth.</text:p>
              </text:list-item>
            </text:list>
            <text:list text:style-name="L2">
              <text:list-item>
                <text:list>
                  <text:list-item>
                    <text:p text:style-name="P3">targetqueue = targetdelay * ptc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ptc = bw / (8 * pkt_size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">Then, it determines the minth and maxth with the targetqueue</text:p>
              </text:list-item>
            </text:list>
            <text:list text:style-name="L2">
              <text:list-item>
                <text:list>
                  <text:list-item>
                    <text:p text:style-name="P3">minth = targetqueue / 2.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maxth = 3.0 * minthre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manual settings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Actual RED queue length in packets: 85</text:p>
              </text:list-item>
            </text:list>
            <text:list text:style-name="L2">
              <text:list-item>
                <text:p text:style-name="P2">maxth = qlen / 2.0 = 85/2.0 = 42.5</text:p>
              </text:list-item>
            </text:list>
            <text:list text:style-name="L2">
              <text:list-item>
                <text:p text:style-name="P2">minth = maxth / 3.0 = 14.1667</text:p>
              </text:list-item>
            </text:list>
            <text:list text:style-name="L2">
              <text:list-item>
                <text:p text:style-name="P2">So, the targetqueue = minth * 2.0 = 28.3334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2-23T14:12:29</meta:creation-date>
    <dc:date>2006-02-24T13:12:50</dc:date>
    <dc:language>en-US</dc:language>
    <meta:editing-cycles>5</meta:editing-cycles>
    <meta:editing-duration>PT1H10M29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